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master page footer</presentation:footer-decl>
      <presentation:date-time-decl presentation:name="dtd1" presentation:source="fixed">01/01/2022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Fields – Slide 1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it" fo:country="IT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1.6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0.924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099cm" svg:height="1.085cm" svg:x="25.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1" draw:text-style-name="MP2" draw:layer="backgroundobjects" svg:width="1.099cm" svg:height="1.085cm" svg:x="1.401cm" svg:y="12.849cm">
        <draw:text-box>
          <text:p><text:span text:style-name="MT1"><presentation:date-time/></text:span></text:p>
        </draw:text-box>
      </draw:frame>
      <draw:frame presentation:style-name="Mpr1" draw:text-style-name="MP6" draw:layer="backgroundobjects" svg:width="0.875cm" svg:height="1.085cm" svg:x="13.125cm" svg:y="12.915cm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1.1cm" svg:height="1.085cm" svg:x="25.5cm" svg:y="12.849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4T09:07:15.000380236</meta:creation-date>
    <dc:date>2022-11-14T18:08:14.427593779</dc:date>
    <meta:editing-duration>PT31M48S</meta:editing-duration>
    <meta:editing-cycles>6</meta:editing-cycles>
    <meta:generator>Collabora_OfficeDev/22.05.8.2$Linux_X86_64 LibreOffice_project/6b419811d46966e556e05024d240d050947ebb81</meta:generator>
    <meta:document-statistic meta:object-count="28"/>
  </office:meta>
</office:document-meta>
</file>